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0e7c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.<text:span text:style-name="T1">en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3T23:10:30.211457666</meta:creation-date>
    <dc:date>2021-06-03T23:11:13.909663215</dc:date>
    <meta:editing-duration>PT47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7.3$Linux_X86_64 LibreOffice_project/00m0$Build-3</meta:generator>
  </office:meta>
</office:document-meta>
</file>